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10c5" officeooo:paragraph-rsid="000910c5"/>
    </style:style>
    <style:style style:name="P2" style:family="paragraph" style:parent-style-name="Standard">
      <style:text-properties officeooo:rsid="000a7bc3" officeooo:paragraph-rsid="000a7bc3"/>
    </style:style>
    <style:style style:name="T1" style:family="text">
      <style:text-properties officeooo:rsid="000a7b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ut meinen Pythoncode durschreite ich ohne Pruning 294777 Schritte und mit Pruning nur 18194 Schritte.</text:p>
      <text:p text:style-name="P1"/>
      <text:p text:style-name="P1">Erklärung anhand eines Beispiels</text:p>
      <text:p text:style-name="Standard"/>
      <text:p text:style-name="P1">X → Startzug → Max</text:p>
      <text:p text:style-name="P1">O → 2. Zug<text:tab/>→ Min</text:p>
      <text:p text:style-name="P1"/>
      <text:p text:style-name="P1">Brett<text:tab/>X<text:tab/>|<text:tab/>O<text:tab/>|<text:tab/>X</text:p>
      <text:p text:style-name="P1"><text:tab/>----------------------------------------</text:p>
      <text:p text:style-name="P1"><text:tab/>O<text:tab/>|<text:tab/>X<text:tab/>|<text:tab/>O</text:p>
      <text:p text:style-name="P1"><text:tab/>----------------------------------------</text:p>
      <text:p text:style-name="P1"><text:tab/>?<text:tab/>|<text:tab/>?<text:tab/>|<text:tab/>?</text:p>
      <text:p text:style-name="P1"/>
      <text:p text:style-name="P1"/>
      <text:p text:style-name="P1">X ist am Zug und versucht unten links ein X zu setzen</text:p>
      <text:p text:style-name="P1"/>
      <text:p text:style-name="P1"/>
      <text:p text:style-name="P1">Brett<text:tab/>X<text:tab/>|<text:tab/>O<text:tab/>|<text:tab/>X</text:p>
      <text:p text:style-name="P1"><text:tab/>----------------------------------------</text:p>
      <text:p text:style-name="P1"><text:tab/>O<text:tab/>|<text:tab/>X<text:tab/>|<text:tab/>O</text:p>
      <text:p text:style-name="P1"><text:tab/>----------------------------------------</text:p>
      <text:p text:style-name="P1"><text:tab/>X<text:tab/>|<text:tab/>?<text:tab/>|<text:tab/>?</text:p>
      <text:p text:style-name="P1"/>
      <text:p text:style-name="P1">X hat hiermit gewonnen und kann alles andere hiernach Prunen, da bei der Anfangsspielsituation </text:p>
      <text:p text:style-name="P1">(XOX)</text:p>
      <text:p text:style-name="P1">(OXO)</text:p>
      <text:p text:style-name="P1">(???)</text:p>
      <text:p text:style-name="P1">X durch diesen Zug immer gewinnt und sich den Rest nicht mehr angucken muss.</text:p>
      <text:p text:style-name="P1"/>
      <text:p text:style-name="P1">Um zu zeigen wieviele Züge dazukommen ohne Pruning gehen ich einmal die alternativen durch</text:p>
      <text:p text:style-name="P1">(kleiner formatiert als vorher )</text:p>
      <text:p text:style-name="P1"><text:span text:style-name="T1">X unten mitte</text:span><text:tab/><text:tab/>X | O | X<text:tab/><text:tab/>X | O | X<text:tab/>X | O | X<text:tab/></text:p>
      <text:p text:style-name="P1"><text:tab/><text:tab/><text:tab/>-----------<text:tab/><text:tab/>-----------<text:tab/>-----------<text:tab/></text:p>
      <text:p text:style-name="P1"><text:tab/><text:tab/><text:tab/>O | X | O<text:tab/>→ <text:tab/>O | X | O<text:tab/>O | X | O<text:tab/>final</text:p>
      <text:p text:style-name="P1"><text:tab/><text:tab/><text:tab/>-----------<text:tab/><text:tab/>-----------<text:tab/>-----------<text:tab/></text:p>
      <text:p text:style-name="P1"><text:tab/><text:tab/><text:tab/>? <text:s/>| X | ?<text:tab/><text:tab/>O | X | ?<text:tab/>O <text:s/>| X | X<text:tab/></text:p>
      <text:p text:style-name="P1"><text:tab/><text:tab/><text:tab/><text:tab/><text:tab/>oder</text:p>
      <text:p text:style-name="P1"><text:tab/><text:tab/><text:tab/></text:p>
      <text:p text:style-name="P1"><text:tab/><text:tab/><text:tab/><text:tab/><text:tab/><text:tab/>X | O | X<text:tab/>X | O | X<text:tab/></text:p>
      <text:p text:style-name="P1"><text:tab/><text:tab/><text:tab/><text:tab/><text:tab/><text:tab/>-----------<text:tab/>-----------<text:tab/></text:p>
      <text:p text:style-name="P1"><text:tab/><text:tab/><text:tab/><text:tab/><text:tab/>→ <text:tab/>O | X | O<text:tab/>O | X | O<text:tab/>final</text:p>
      <text:p text:style-name="P1"><text:tab/><text:tab/><text:tab/><text:tab/><text:tab/><text:tab/>-----------<text:tab/>-----------<text:tab/></text:p>
      <text:p text:style-name="P1"><text:tab/><text:tab/><text:tab/><text:tab/><text:tab/><text:tab/>? <text:s/>| X | O<text:tab/>X <text:s/>| X | O<text:tab/></text:p>
      <text:p text:style-name="P2"/>
      <text:p text:style-name="P1"><text:span text:style-name="T1">X unten Rechts</text:span><text:tab/>X | O | X<text:tab/></text:p>
      <text:p text:style-name="P1"><text:tab/><text:tab/><text:tab/>-----------<text:tab/></text:p>
      <text:p text:style-name="P1"><text:tab/><text:tab/><text:tab/>O | X | O<text:tab/>final<text:tab/></text:p>
      <text:p text:style-name="P1"><text:tab/><text:tab/><text:tab/>-----------<text:tab/></text:p>
      <text:p text:style-name="P1"><text:tab/><text:tab/><text:tab/>? <text:s/>| ? <text:s/>| X<text:tab/><text:tab/><text:tab/><text:tab/></text:p>
      <text:p text:style-name="P1">Es benötigt in dem Zustand ohne Pruning also 7 Schritte mehr statt nur ein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2T16:42:06.828679200</meta:creation-date>
    <meta:generator>LibreOffice/25.2.5.2$Windows_X86_64 LibreOffice_project/03d19516eb2e1dd5d4ccd751a0d6f35f35e08022</meta:generator>
    <dc:date>2025-11-02T16:55:59.872052800</dc:date>
    <meta:editing-duration>PT13M52S</meta:editing-duration>
    <meta:editing-cycles>2</meta:editing-cycles>
    <meta:document-statistic meta:table-count="0" meta:image-count="0" meta:object-count="0" meta:page-count="1" meta:paragraph-count="40" meta:word-count="256" meta:character-count="1295" meta:non-whitespace-character-count="979"/>
  </office:meta>
</office:document-meta>
</file>